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92aaf" officeooo:paragraph-rsid="00192a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 <text:s text:c="64"/>aa.dem</text:p>
      <text:p text:style-name="P1">% AA vers. 9.1, LaTeX class for Astronomy &amp; Astrophysics</text:p>
      <text:p text:style-name="P1">% demonstration file</text:p>
      <text:p text:style-name="P1">% <text:s text:c="54"/>(c) EDP Sciences</text:p>
      <text:p text:style-name="P1">%-----------------------------------------------------------------------</text:p>
      <text:p text:style-name="P1">%</text:p>
      <text:p text:style-name="P1">%\documentclass[referee]{aa} % for a referee version</text:p>
      <text:p text:style-name="P1">%\documentclass[onecolumn]{aa} % for a paper on 1 column <text:s/></text:p>
      <text:p text:style-name="P1">%\documentclass[longauth]{aa} % for the long lists of affiliations </text:p>
      <text:p text:style-name="P1">%\documentclass[letter]{aa} % for the letters </text:p>
      <text:p text:style-name="P1">%\documentclass[bibyear]{aa} % if the references are not structured </text:p>
      <text:p text:style-name="P1">% <text:s text:c="29"/>according to the author-year natbib style</text:p>
      <text:p text:style-name="P1"/>
      <text:p text:style-name="P1">%</text:p>
      <text:p text:style-name="P1">\documentclass{aa} <text:s/></text:p>
      <text:p text:style-name="P1"/>
      <text:p text:style-name="P1">%</text:p>
      <text:p text:style-name="P1">\usepackage{graphicx}</text:p>
      <text:p text:style-name="P1">%%%%%%%%%%%%%%%%%%%%%%%%%%%%%%%%%%%%%%%%</text:p>
      <text:p text:style-name="P1">\usepackage{txfonts}</text:p>
      <text:p text:style-name="P1">%%%%%%%%%%%%%%%%%%%%%%%%%%%%%%%%%%%%%%%%</text:p>
      <text:p text:style-name="P1">%\usepackage[options]{hyperref}</text:p>
      <text:p text:style-name="P1">% To add links in your PDF file, use the package "hyperref"</text:p>
      <text:p text:style-name="P1">% with options according to your LaTeX or PDFLaTeX drivers.</text:p>
      <text:p text:style-name="P1">%</text:p>
      <text:p text:style-name="P1">\begin{document} </text:p>
      <text:p text:style-name="P1"/>
      <text:p text:style-name="P1"/>
      <text:p text:style-name="P1"><text:s text:c="3"/>\title{Hydrodynamics of giant planet formation}</text:p>
      <text:p text:style-name="P1"/>
      <text:p text:style-name="P1"><text:s text:c="3"/>\subtitle{I. Overviewing the $\kappa$-mechanism}</text:p>
      <text:p text:style-name="P1"/>
      <text:p text:style-name="P1"><text:s text:c="3"/>\author{G. Wuchterl</text:p>
      <text:p text:style-name="P1"><text:s text:c="10"/>\inst{1}</text:p>
      <text:p text:style-name="P1"><text:s text:c="10"/>\and</text:p>
      <text:p text:style-name="P1"><text:s text:c="10"/>C. Ptolemy\inst{2}\fnmsep\thanks{Just to show the usage</text:p>
      <text:p text:style-name="P1"><text:s text:c="10"/>of the elements in the author field}</text:p>
      <text:p text:style-name="P1"><text:s text:c="10"/>}</text:p>
      <text:p text:style-name="P1"/>
      <text:p text:style-name="P1"><text:s text:c="3"/>\institute{Institute for Astronomy (IfA), University of Vienna,</text:p>
      <text:p text:style-name="P1"><text:s text:c="14"/>T\"urkenschanzstrasse 17, A-1180 Vienna\\</text:p>
      <text:p text:style-name="P1"><text:s text:c="14"/>\email{wuchterl@amok.ast.univie.ac.at}</text:p>
      <text:p text:style-name="P1"><text:s text:c="9"/>\and</text:p>
      <text:p text:style-name="P1"><text:s text:c="13"/>University of Alexandria, Department of Geography, ...\\</text:p>
      <text:p text:style-name="P1"><text:s text:c="13"/>\email{c.ptolemy@hipparch.uheaven.space}</text:p>
      <text:p text:style-name="P1"><text:s text:c="13"/>\thanks{The university of heaven temporarily does not</text:p>
      <text:p text:style-name="P1"><text:s text:c="21"/>accept e-mails}</text:p>
      <text:p text:style-name="P1"><text:s text:c="13"/>}</text:p>
      <text:p text:style-name="P1"/>
      <text:p text:style-name="P1"><text:s text:c="3"/>\date{Received September 15, 1996; accepted March 16, 1997}</text:p>
      <text:p text:style-name="P1"/>
      <text:p text:style-name="P1">% \abstract{}{}{}{}{} </text:p>
      <text:p text:style-name="P1">% 5 {} token are mandatory</text:p>
      <text:p text:style-name="P1"><text:s/></text:p>
      <text:p text:style-name="P1"><text:s text:c="2"/>\abstract</text:p>
      <text:p text:style-name="P1"><text:s text:c="2"/>% context heading (optional)</text:p>
      <text:p text:style-name="P1"><text:s text:c="2"/>% {} leave it empty if necessary <text:s/></text:p>
      <text:p text:style-name="P1"><text:s text:c="3"/>{To investigate the physical nature of the `nuc\-leated instability' of</text:p>
      <text:p text:style-name="P1"><text:s text:c="3"/>proto giant planets, the stability of layers</text:p>
      <text:p text:style-name="P1"><text:s text:c="3"/>in static, radiative gas spheres is analysed on the basis of Baker's</text:p>
      <text:p text:style-name="P1"><text:s text:c="3"/>standard one-zone model.}</text:p>
      <text:p text:style-name="P1"><text:s text:c="2"/>% aims heading (mandatory)</text:p>
      <text:p text:style-name="P1"><text:s text:c="3"/>{It is shown that stability</text:p>
      <text:p text:style-name="P1"><text:s text:c="3"/>depends only upon the equations of state, the opacities and the local</text:p>
      <text:p text:style-name="P1"><text:soft-page-break/><text:s text:c="3"/>thermodynamic state in the layer. Stability and instability can</text:p>
      <text:p text:style-name="P1"><text:s text:c="3"/>therefore be expressed in the form of stability equations of state</text:p>
      <text:p text:style-name="P1"><text:s text:c="3"/>which are universal for a given composition.}</text:p>
      <text:p text:style-name="P1"><text:s text:c="2"/>% methods heading (mandatory)</text:p>
      <text:p text:style-name="P1"><text:s text:c="3"/>{The stability equations of state are</text:p>
      <text:p text:style-name="P1"><text:s text:c="3"/>calculated for solar composition and are displayed in the domain</text:p>
      <text:p text:style-name="P1"><text:s text:c="3"/>$-14 \leq \lg \rho / \mathrm{[g\, cm^{-3}]} \leq 0 $,</text:p>
      <text:p text:style-name="P1"><text:s text:c="3"/>$ 8.8 \leq \lg e / \mathrm{[erg\, g^{-1}]} \leq 17.7$. These displays</text:p>
      <text:p text:style-name="P1"><text:s text:c="3"/>may be</text:p>
      <text:p text:style-name="P1"><text:s text:c="3"/>used to determine the one-zone stability of layers in stellar</text:p>
      <text:p text:style-name="P1"><text:s text:c="3"/>or planetary structure models by directly reading off the value of</text:p>
      <text:p text:style-name="P1"><text:s text:c="3"/>the stability equations for the thermodynamic state of these layers,</text:p>
      <text:p text:style-name="P1"><text:s text:c="3"/>specified</text:p>
      <text:p text:style-name="P1"><text:s text:c="3"/>by state quantities as density $\rho$, temperature $T$ or</text:p>
      <text:p text:style-name="P1"><text:s text:c="3"/>specific internal energy $e$.</text:p>
      <text:p text:style-name="P1"><text:s text:c="3"/>Regions of instability in the $(\rho,e)$-plane are described</text:p>
      <text:p text:style-name="P1"><text:s text:c="3"/>and related to the underlying microphysical processes.}</text:p>
      <text:p text:style-name="P1"><text:s text:c="2"/>% results heading (mandatory)</text:p>
      <text:p text:style-name="P1"><text:s text:c="3"/>{Vibrational instability is found to be a common phenomenon</text:p>
      <text:p text:style-name="P1"><text:s text:c="3"/>at temperatures lower than the second He ionisation</text:p>
      <text:p text:style-name="P1"><text:s text:c="3"/>zone. The $\kappa$-mechanism is widespread under `cool'</text:p>
      <text:p text:style-name="P1"><text:s text:c="3"/>conditions.}</text:p>
      <text:p text:style-name="P1"><text:s text:c="2"/>% conclusions heading (optional), leave it empty if necessary </text:p>
      <text:p text:style-name="P1"><text:s text:c="3"/>{}</text:p>
      <text:p text:style-name="P1"/>
      <text:p text:style-name="P1"><text:s text:c="3"/>\keywords{giant planet formation --</text:p>
      <text:p text:style-name="P1"><text:s text:c="16"/>$\kappa$-mechanism --</text:p>
      <text:p text:style-name="P1"><text:s text:c="16"/>stability of gas spheres</text:p>
      <text:p text:style-name="P1"><text:s text:c="15"/>}</text:p>
      <text:p text:style-name="P1"/>
      <text:p text:style-name="P1"><text:s text:c="3"/>\maketitle</text:p>
      <text:p text:style-name="P1">%</text:p>
      <text:p text:style-name="P1">%________________________________________________________________</text:p>
      <text:p text:style-name="P1"/>
      <text:p text:style-name="P1">\section{Introduction}</text:p>
      <text:p text:style-name="P1"/>
      <text:p text:style-name="P1"><text:s text:c="3"/>In the \emph{nucleated instability\/} (also called core</text:p>
      <text:p text:style-name="P1"><text:s text:c="3"/>instability) hypothesis of giant planet</text:p>
      <text:p text:style-name="P1"><text:s text:c="3"/>formation, a critical mass for static core <text:s/>envelope</text:p>
      <text:p text:style-name="P1"><text:s text:c="3"/>protoplanets has been found. \citet{mizuno} determined</text:p>
      <text:p text:style-name="P1"><text:s text:c="3"/>the critical mass of the core to be about $12 \,M_\oplus$</text:p>
      <text:p text:style-name="P1"><text:s text:c="3"/>($M_\oplus=5.975 \times 10^{27}\,\mathrm{g}$ is the Earth mass), which</text:p>
      <text:p text:style-name="P1"><text:s text:c="3"/>is independent of the outer boundary</text:p>
      <text:p text:style-name="P1"><text:s text:c="3"/>conditions and therefore independent of the location in the</text:p>
      <text:p text:style-name="P1"><text:s text:c="3"/>solar nebula. This critical value for the core mass corresponds</text:p>
      <text:p text:style-name="P1"><text:s text:c="3"/>closely to the cores of today's giant planets.</text:p>
      <text:p text:style-name="P1"/>
      <text:p text:style-name="P1"><text:s text:c="3"/>Although no hydrodynamical study has been available many workers</text:p>
      <text:p text:style-name="P1"><text:s text:c="3"/>conjectured that a collapse or rapid contraction will ensue</text:p>
      <text:p text:style-name="P1"><text:s text:c="3"/>after accumulating the critical mass. The main motivation for</text:p>
      <text:p text:style-name="P1"><text:s text:c="3"/>this article</text:p>
      <text:p text:style-name="P1"><text:s text:c="3"/>is to investigate the stability of the static envelope at the</text:p>
      <text:p text:style-name="P1"><text:s text:c="3"/>critical mass. With this aim the local, linear stability of static</text:p>
      <text:p text:style-name="P1"><text:s text:c="3"/>radiative gas <text:s/>spheres is investigated on the basis of Baker's</text:p>
      <text:p text:style-name="P1"><text:s text:c="3"/>(\citeyear{baker}) standard one-zone model. </text:p>
      <text:p text:style-name="P1"/>
      <text:p text:style-name="P1"><text:s text:c="3"/>Phenomena similar to the ones described above for giant planet</text:p>
      <text:p text:style-name="P1"><text:s text:c="3"/>formation have been found in hydrodynamical models concerning</text:p>
      <text:p text:style-name="P1"><text:s text:c="3"/>star formation where protostellar cores explode</text:p>
      <text:p text:style-name="P1"><text:s text:c="3"/>(Tscharnuter \citeyear{tscharnuter}, Balluch \citeyear{balluch}),</text:p>
      <text:p text:style-name="P1"><text:s text:c="3"/>whereas earlier studies found quasi-steady collapse flows. The</text:p>
      <text:p text:style-name="P1"><text:s text:c="3"/>similarities in the (micro)physics, i.e., constitutive relations of</text:p>
      <text:p text:style-name="P1"><text:s text:c="3"/>protostellar cores and protogiant planets serve as a further</text:p>
      <text:p text:style-name="P1"><text:s text:c="3"/>motivation for this study.</text:p>
      <text:p text:style-name="P1"><text:soft-page-break/></text:p>
      <text:p text:style-name="P1">%__________________________________________________________________</text:p>
      <text:p text:style-name="P1"/>
      <text:p text:style-name="P1">\section{Baker's standard one-zone model}</text:p>
      <text:p text:style-name="P1"/>
      <text:p text:style-name="P1">% <text:s text:c="33"/>Two column figure (place early!)</text:p>
      <text:p text:style-name="P1">%__________________________________________________________________</text:p>
      <text:p text:style-name="P1"><text:s text:c="3"/>\begin{figure*}</text:p>
      <text:p text:style-name="P1"><text:s text:c="3"/>\centering</text:p>
      <text:p text:style-name="P1"><text:s text:c="3"/>%%%\includegraphics{empty.eps}</text:p>
      <text:p text:style-name="P1"><text:s text:c="3"/>%%%\includegraphics{empty.eps}</text:p>
      <text:p text:style-name="P1"><text:s text:c="3"/>%%%\includegraphics{empty.eps}</text:p>
      <text:p text:style-name="P1"><text:s text:c="3"/>\caption{Adiabatic exponent $\Gamma_1$.</text:p>
      <text:p text:style-name="P1"><text:s text:c="15"/>$\Gamma_1$ is plotted as a function of</text:p>
      <text:p text:style-name="P1"><text:s text:c="15"/>$\lg$ internal energy $\mathrm{[erg\,g^{-1}]}$ and $\lg$</text:p>
      <text:p text:style-name="P1"><text:s text:c="15"/>density $\mathrm{[g\,cm^{-3}]}$.}</text:p>
      <text:p text:style-name="P1"><text:s text:c="14"/>\label{FigGam}%</text:p>
      <text:p text:style-name="P1"><text:s text:c="4"/>\end{figure*}</text:p>
      <text:p text:style-name="P1">%</text:p>
      <text:p text:style-name="P1"><text:s text:c="3"/>In this section the one-zone model of \citet{baker},</text:p>
      <text:p text:style-name="P1"><text:s text:c="3"/>originally used to study the Cephe{\"{\i}}d pulsation mechanism, will</text:p>
      <text:p text:style-name="P1"><text:s text:c="3"/>be briefly reviewed. The resulting stability criteria will be</text:p>
      <text:p text:style-name="P1"><text:s text:c="3"/>rewritten in terms of local state variables, local timescales and</text:p>
      <text:p text:style-name="P1"><text:s text:c="3"/>constitutive relations.</text:p>
      <text:p text:style-name="P1"/>
      <text:p text:style-name="P1"><text:s text:c="3"/>\citet{baker} investigates the stability of thin layers in</text:p>
      <text:p text:style-name="P1"><text:s text:c="3"/>self-gravitating,</text:p>
      <text:p text:style-name="P1"><text:s text:c="3"/>spherical gas clouds with the following properties:</text:p>
      <text:p text:style-name="P1"><text:s text:c="3"/>\begin{itemize}</text:p>
      <text:p text:style-name="P1"><text:s text:c="6"/>\item hydrostatic equilibrium,</text:p>
      <text:p text:style-name="P1"><text:s text:c="6"/>\item thermal equilibrium,</text:p>
      <text:p text:style-name="P1"><text:s text:c="6"/>\item energy transport by grey radiation diffusion.</text:p>
      <text:p text:style-name="P1"><text:s text:c="3"/>\end{itemize}</text:p>
      <text:p text:style-name="P1"><text:s text:c="3"/>For the one-zone-model Baker obtains necessary conditions</text:p>
      <text:p text:style-name="P1"><text:s text:c="3"/>for dynamical, secular and vibrational (or pulsational)</text:p>
      <text:p text:style-name="P1"><text:s text:c="3"/>stability (Eqs.\ (34a,\,b,\,c) in Baker \citeyear{baker}). Using Baker's</text:p>
      <text:p text:style-name="P1"><text:s text:c="3"/>notation:</text:p>
      <text:p text:style-name="P1"><text:s text:c="3"/>\[</text:p>
      <text:p text:style-name="P1"><text:s text:c="6"/>\begin{array}{lp{0.8\linewidth}}</text:p>
      <text:p text:style-name="P1"><text:s text:c="9"/>M_{r} <text:s/>&amp; mass internal to the radius $r$ <text:s text:c="4"/>\\</text:p>
      <text:p text:style-name="P1"><text:s text:c="9"/>m <text:s text:c="14"/>&amp; mass of the zone <text:s text:c="19"/>\\</text:p>
      <text:p text:style-name="P1"><text:s text:c="9"/>r_0 <text:s text:c="12"/>&amp; unperturbed zone radius <text:s text:c="12"/>\\</text:p>
      <text:p text:style-name="P1"><text:s text:c="9"/>\rho_0 <text:s text:c="9"/>&amp; unperturbed density in the zone <text:s text:c="4"/>\\</text:p>
      <text:p text:style-name="P1"><text:s text:c="9"/>T_0 <text:s text:c="12"/>&amp; unperturbed temperature in the zone \\</text:p>
      <text:p text:style-name="P1"><text:s text:c="9"/>L_{r0} <text:s text:c="9"/>&amp; unperturbed luminosity <text:s text:c="13"/>\\</text:p>
      <text:p text:style-name="P1"><text:s text:c="9"/>E_{\mathrm{th}} &amp; thermal energy of the zone</text:p>
      <text:p text:style-name="P1"><text:s text:c="6"/>\end{array}</text:p>
      <text:p text:style-name="P1"><text:s text:c="3"/>\]</text:p>
      <text:p text:style-name="P1">\noindent</text:p>
      <text:p text:style-name="P1"><text:s text:c="3"/>and with the definitions of the \emph{local cooling time\/}</text:p>
      <text:p text:style-name="P1"><text:s text:c="3"/>(see Fig.~\ref{FigGam})</text:p>
      <text:p text:style-name="P1"><text:s text:c="3"/>\begin{equation}</text:p>
      <text:p text:style-name="P1"><text:s text:c="6"/>\tau_{\mathrm{co}} = \frac{E_{\mathrm{th}}}{L_{r0}} \,,</text:p>
      <text:p text:style-name="P1"><text:s text:c="3"/>\end{equation}</text:p>
      <text:p text:style-name="P1"><text:s text:c="3"/>and the \emph{local free-fall time}</text:p>
      <text:p text:style-name="P1"><text:s text:c="3"/>\begin{equation}</text:p>
      <text:p text:style-name="P1"><text:s text:c="6"/>\tau_{\mathrm{ff}} =</text:p>
      <text:p text:style-name="P1"><text:s text:c="9"/>\sqrt{ \frac{3 \pi}{32 G} \frac{4\pi r_0^3}{3 M_{\mathrm{r}}}</text:p>
      <text:p text:style-name="P1">}\,,</text:p>
      <text:p text:style-name="P1"><text:s text:c="3"/>\end{equation}</text:p>
      <text:p text:style-name="P1"><text:s text:c="3"/>Baker's $K$ and $\sigma_0$ have the following form:</text:p>
      <text:p text:style-name="P1"><text:s text:c="3"/>\begin{eqnarray}</text:p>
      <text:p text:style-name="P1"><text:s text:c="6"/>\sigma_0 &amp; = &amp; \frac{\pi}{\sqrt{8}}</text:p>
      <text:p text:style-name="P1"><text:s text:c="21"/>\frac{1}{ \tau_{\mathrm{ff}}} \\</text:p>
      <text:p text:style-name="P1"><text:soft-page-break/><text:s text:c="6"/>K <text:s text:c="7"/>&amp; = &amp; \frac{\sqrt{32}}{\pi} \frac{1}{\delta}</text:p>
      <text:p text:style-name="P1"><text:s text:c="24"/>\frac{ \tau_{\mathrm{ff}} }</text:p>
      <text:p text:style-name="P1"><text:s text:c="29"/>{ \tau_{\mathrm{co}} }\,;</text:p>
      <text:p text:style-name="P1"><text:s text:c="3"/>\end{eqnarray}</text:p>
      <text:p text:style-name="P1"><text:s text:c="3"/>where $ E_{\mathrm{th}} \approx m (P_0/{\rho_0})$ has been used and</text:p>
      <text:p text:style-name="P1"><text:s text:c="3"/>\begin{equation}</text:p>
      <text:p text:style-name="P1"><text:s text:c="3"/>\begin{array}{l}</text:p>
      <text:p text:style-name="P1"><text:s text:c="6"/>\delta = - \left(</text:p>
      <text:p text:style-name="P1"><text:s text:c="20"/>\frac{ \partial \ln \rho }{ \partial \ln T }</text:p>
      <text:p text:style-name="P1"><text:s text:c="17"/>\right)_P \\</text:p>
      <text:p text:style-name="P1"><text:s text:c="6"/>e=mc^2</text:p>
      <text:p text:style-name="P1"><text:s text:c="3"/>\end{array}</text:p>
      <text:p text:style-name="P1"><text:s text:c="3"/>\end{equation}</text:p>
      <text:p text:style-name="P1"><text:s text:c="3"/>is a thermodynamical quantity which is of order $1$ and equal to $1$</text:p>
      <text:p text:style-name="P1"><text:s text:c="3"/>for nonreacting mixtures of classical perfect gases. The physical</text:p>
      <text:p text:style-name="P1"><text:s text:c="3"/>meaning of $ \sigma_0 $ and $K$ is clearly visible in the equations</text:p>
      <text:p text:style-name="P1"><text:s text:c="3"/>above. $\sigma_0$ represents a frequency of the order one per</text:p>
      <text:p text:style-name="P1"><text:s text:c="3"/>free-fall time. $K$ is proportional to the ratio of the free-fall</text:p>
      <text:p text:style-name="P1"><text:s text:c="3"/>time and the cooling time. Substituting into Baker's criteria, using</text:p>
      <text:p text:style-name="P1"><text:s text:c="3"/>thermodynamic identities and definitions of thermodynamic quantities,</text:p>
      <text:p text:style-name="P1"><text:s text:c="3"/>\begin{displaymath}</text:p>
      <text:p text:style-name="P1"><text:s text:c="6"/>\Gamma_1 <text:s text:c="5"/>= \left( \frac{ \partial \ln P}{ \partial\ln \rho}</text:p>
      <text:p text:style-name="P1"><text:s text:c="27"/>\right)_{S} <text:s text:c="3"/>\, , \;</text:p>
      <text:p text:style-name="P1"><text:s text:c="6"/>\chi^{}_\rho <text:s/>= \left( \frac{ \partial \ln P}{ \partial\ln \rho}</text:p>
      <text:p text:style-name="P1"><text:s text:c="27"/>\right)_{T} <text:s text:c="3"/>\, , \;</text:p>
      <text:p text:style-name="P1"><text:s text:c="6"/>\kappa^{}_{P} = \left( \frac{ \partial \ln \kappa}{ \partial\ln P}</text:p>
      <text:p text:style-name="P1"><text:s text:c="27"/>\right)_{T}</text:p>
      <text:p text:style-name="P1"><text:s text:c="3"/>\end{displaymath}</text:p>
      <text:p text:style-name="P1"><text:s text:c="3"/>\begin{displaymath}</text:p>
      <text:p text:style-name="P1"><text:s text:c="6"/>\nabla_{\mathrm{ad}} = \left( \frac{ \partial \ln T}</text:p>
      <text:p text:style-name="P1"><text:s text:c="29"/>{ \partial\ln P} \right)_{S} \, , \;</text:p>
      <text:p text:style-name="P1"><text:s text:c="6"/>\chi^{}_T <text:s text:c="6"/>= \left( \frac{ \partial \ln P}</text:p>
      <text:p text:style-name="P1"><text:s text:c="29"/>{ \partial\ln T} \right)_{\rho} \, , \;</text:p>
      <text:p text:style-name="P1"><text:s text:c="6"/>\kappa^{}_{T} <text:s text:c="2"/>= \left( \frac{ \partial \ln \kappa}</text:p>
      <text:p text:style-name="P1"><text:s text:c="29"/>{ \partial\ln T} \right)_{T}</text:p>
      <text:p text:style-name="P1"><text:s text:c="3"/>\end{displaymath}</text:p>
      <text:p text:style-name="P1"><text:s text:c="3"/>one obtains, after some pages of algebra, the conditions for</text:p>
      <text:p text:style-name="P1"><text:s text:c="3"/>\emph{stability\/} given</text:p>
      <text:p text:style-name="P1"><text:s text:c="3"/>below:</text:p>
      <text:p text:style-name="P1"><text:s text:c="3"/>\begin{eqnarray}</text:p>
      <text:p text:style-name="P1"><text:s text:c="6"/>\frac{\pi^2}{8} \frac{1}{\tau_{\mathrm{ff}}^2}</text:p>
      <text:p text:style-name="P1"><text:s text:c="16"/>( 3 \Gamma_1 - 4 )</text:p>
      <text:p text:style-name="P1"><text:s text:c="9"/>&amp; &gt; &amp; 0 \label{ZSDynSta} \\</text:p>
      <text:p text:style-name="P1"><text:s text:c="6"/>\frac{\pi^2}{\tau_{\mathrm{co}}</text:p>
      <text:p text:style-name="P1"><text:s text:c="19"/>\tau_{\mathrm{ff}}^2}</text:p>
      <text:p text:style-name="P1"><text:s text:c="19"/>\Gamma_1 \nabla_{\mathrm{ad}}</text:p>
      <text:p text:style-name="P1"><text:s text:c="19"/>\left[ \frac{ 1- 3/4 \chi^{}_\rho }{ \chi^{}_T }</text:p>
      <text:p text:style-name="P1"><text:s text:c="26"/>( \kappa^{}_T - 4 )</text:p>
      <text:p text:style-name="P1"><text:s text:c="24"/>+ \kappa^{}_P + 1</text:p>
      <text:p text:style-name="P1"><text:s text:c="19"/>\right]</text:p>
      <text:p text:style-name="P1"><text:s text:c="8"/>&amp; &gt; &amp; 0 \label{ZSSecSta} \\</text:p>
      <text:p text:style-name="P1"><text:s text:c="5"/>\frac{\pi^2}{4} \frac{3}{\tau_{ \mathrm{co} }</text:p>
      <text:p text:style-name="P1"><text:s text:c="30"/>\tau_{ \mathrm{ff} }^2</text:p>
      <text:p text:style-name="P1"><text:s text:c="29"/>}</text:p>
      <text:p text:style-name="P1"><text:s text:c="9"/>\Gamma_1^2 \, \nabla_{\mathrm{ad}} \left[</text:p>
      <text:p text:style-name="P1"><text:s text:c="35"/>4 \nabla_{\mathrm{ad}}</text:p>
      <text:p text:style-name="P1"><text:s text:c="35"/>- ( \nabla_{\mathrm{ad}} \kappa^{}_T</text:p>
      <text:p text:style-name="P1"><text:s text:c="37"/>+ \kappa^{}_P</text:p>
      <text:p text:style-name="P1"><text:s text:c="37"/>)</text:p>
      <text:p text:style-name="P1"><text:s text:c="35"/>- \frac{4}{3 \Gamma_1}</text:p>
      <text:p text:style-name="P1"><text:s text:c="32"/>\right]</text:p>
      <text:p text:style-name="P1"><text:s text:c="8"/>&amp; &gt; &amp; 0 <text:s text:c="2"/>\label{ZSVibSta}</text:p>
      <text:p text:style-name="P1"><text:s text:c="3"/>\end{eqnarray}</text:p>
      <text:p text:style-name="P1">%</text:p>
      <text:p text:style-name="P1"><text:soft-page-break/><text:s text:c="3"/>For a physical discussion of the stability criteria see \citet{baker} or \citet{cox}.</text:p>
      <text:p text:style-name="P1"/>
      <text:p text:style-name="P1"><text:s text:c="3"/>We observe that these criteria for dynamical, secular and</text:p>
      <text:p text:style-name="P1"><text:s text:c="3"/>vibrational stability, respectively, can be factorized into</text:p>
      <text:p text:style-name="P1"><text:s text:c="3"/>\begin{enumerate}</text:p>
      <text:p text:style-name="P1"><text:s text:c="6"/>\item a factor containing local timescales only,</text:p>
      <text:p text:style-name="P1"><text:s text:c="6"/>\item a factor containing only constitutive relations and</text:p>
      <text:p text:style-name="P1"><text:s text:c="9"/>their derivatives.</text:p>
      <text:p text:style-name="P1"><text:s text:c="3"/>\end{enumerate}</text:p>
      <text:p text:style-name="P1"><text:s text:c="3"/>The first factors, depending on only timescales, are positive</text:p>
      <text:p text:style-name="P1"><text:s text:c="3"/>by definition. The signs of the left hand sides of the</text:p>
      <text:p text:style-name="P1"><text:s text:c="3"/>inequalities~(\ref{ZSDynSta}), (\ref{ZSSecSta}) and (\ref{ZSVibSta})</text:p>
      <text:p text:style-name="P1"><text:s text:c="3"/>therefore depend exclusively on the second factors containing</text:p>
      <text:p text:style-name="P1"><text:s text:c="3"/>the constitutive relations. Since they depend only</text:p>
      <text:p text:style-name="P1"><text:s text:c="3"/>on state variables, the stability criteria themselves are \emph{</text:p>
      <text:p text:style-name="P1"><text:s text:c="3"/>functions of the thermodynamic state in the local zone}. The</text:p>
      <text:p text:style-name="P1"><text:s text:c="3"/>one-zone stability can therefore be determined</text:p>
      <text:p text:style-name="P1"><text:s text:c="3"/>from a simple equation of state, given for example, as a function</text:p>
      <text:p text:style-name="P1"><text:s text:c="3"/>of density and</text:p>
      <text:p text:style-name="P1"><text:s text:c="3"/>temperature. Once the microphysics, i.e.\ the thermodynamics</text:p>
      <text:p text:style-name="P1"><text:s text:c="3"/>and opacities (see Table~\ref{KapSou}), are specified (in practice</text:p>
      <text:p text:style-name="P1"><text:s text:c="3"/>by specifying a chemical composition) the one-zone stability can</text:p>
      <text:p text:style-name="P1"><text:s text:c="3"/>be inferred if the thermodynamic state is specified.</text:p>
      <text:p text:style-name="P1"><text:s text:c="3"/>The zone -- or in</text:p>
      <text:p text:style-name="P1"><text:s text:c="3"/>other words the layer -- will be stable or unstable in</text:p>
      <text:p text:style-name="P1"><text:s text:c="3"/>whatever object it is imbedded as long as it satisfies the</text:p>
      <text:p text:style-name="P1"><text:s text:c="3"/>one-zone-model assumptions. Only the specific growth rates</text:p>
      <text:p text:style-name="P1"><text:s text:c="3"/>(depending upon the time scales) will be different for layers</text:p>
      <text:p text:style-name="P1"><text:s text:c="3"/>in different objects.</text:p>
      <text:p text:style-name="P1"/>
      <text:p text:style-name="P1">%__________________________________________________ One column table</text:p>
      <text:p text:style-name="P1"><text:s text:c="3"/>\begin{table}</text:p>
      <text:p text:style-name="P1"><text:s text:c="6"/>\caption[]{Opacity sources.}</text:p>
      <text:p text:style-name="P1"><text:s text:c="9"/>\label{KapSou}</text:p>
      <text:p text:style-name="P1"><text:s text:c="5"/>$$ </text:p>
      <text:p text:style-name="P1"><text:s text:c="9"/>\begin{array}{p{0.5\linewidth}l}</text:p>
      <text:p text:style-name="P1"><text:s text:c="12"/>\hline</text:p>
      <text:p text:style-name="P1"><text:s text:c="12"/>\noalign{\smallskip}</text:p>
      <text:p text:style-name="P1"><text:s text:c="12"/>Source <text:s text:c="5"/>&amp; <text:s/>T / {[\mathrm{K}]} \\</text:p>
      <text:p text:style-name="P1"><text:s text:c="12"/>\noalign{\smallskip}</text:p>
      <text:p text:style-name="P1"><text:s text:c="12"/>\hline</text:p>
      <text:p text:style-name="P1"><text:s text:c="12"/>\noalign{\smallskip}</text:p>
      <text:p text:style-name="P1"><text:s text:c="12"/>Yorke 1979, Yorke 1980a &amp; \leq 1700^{\mathrm{a}} <text:s text:c="4"/>\\</text:p>
      <text:p text:style-name="P1">% <text:s text:c="10"/>Yorke 1979, Yorke 1980a &amp; \leq 1700 <text:s text:c="12"/>\\</text:p>
      <text:p text:style-name="P1"><text:s text:c="12"/>Kr\"ugel 1971 <text:s text:c="10"/>&amp; 1700 \leq T \leq 5000 \\</text:p>
      <text:p text:style-name="P1"><text:s text:c="12"/>Cox \&amp; Stewart 1969 <text:s text:c="4"/>&amp; 5000 \leq <text:s text:c="12"/>\\</text:p>
      <text:p text:style-name="P1"><text:s text:c="12"/>\noalign{\smallskip}</text:p>
      <text:p text:style-name="P1"><text:s text:c="12"/>\hline</text:p>
      <text:p text:style-name="P1"><text:s text:c="9"/>\end{array}</text:p>
      <text:p text:style-name="P1"><text:s text:c="5"/>$$ </text:p>
      <text:p text:style-name="P1"><text:s text:c="3"/>\end{table}</text:p>
      <text:p text:style-name="P1">%</text:p>
      <text:p text:style-name="P1"><text:s text:c="3"/>We will now write down the sign (and therefore stability)</text:p>
      <text:p text:style-name="P1"><text:s text:c="3"/>determining parts of the left-hand sides of the inequalities</text:p>
      <text:p text:style-name="P1"><text:s text:c="3"/>(\ref{ZSDynSta}), (\ref{ZSSecSta}) and (\ref{ZSVibSta}) and thereby</text:p>
      <text:p text:style-name="P1"><text:s text:c="3"/>obtain \emph{stability equations of state}.</text:p>
      <text:p text:style-name="P1"/>
      <text:p text:style-name="P1"><text:s text:c="3"/>The sign determining part of inequality~(\ref{ZSDynSta}) is</text:p>
      <text:p text:style-name="P1"><text:s text:c="3"/>$3\Gamma_1 - 4$ and it reduces to the</text:p>
      <text:p text:style-name="P1"><text:s text:c="3"/>criterion for dynamical stability</text:p>
      <text:p text:style-name="P1"><text:s text:c="3"/>\begin{equation}</text:p>
      <text:p text:style-name="P1"><text:s text:c="5"/>\Gamma_1 &gt; \frac{4}{3}\,\cdot</text:p>
      <text:p text:style-name="P1"><text:s text:c="3"/>\end{equation}</text:p>
      <text:p text:style-name="P1"><text:soft-page-break/><text:s text:c="3"/>Stability of the thermodynamical equilibrium demands</text:p>
      <text:p text:style-name="P1"><text:s text:c="3"/>\begin{equation}</text:p>
      <text:p text:style-name="P1"><text:s text:c="6"/>\chi^{}_\rho &gt; 0, \;\; <text:s/>c_v &gt; 0\, ,</text:p>
      <text:p text:style-name="P1"><text:s text:c="3"/>\end{equation}</text:p>
      <text:p text:style-name="P1"><text:s text:c="3"/>and</text:p>
      <text:p text:style-name="P1"><text:s text:c="3"/>\begin{equation}</text:p>
      <text:p text:style-name="P1"><text:s text:c="6"/>\chi^{}_T &gt; 0</text:p>
      <text:p text:style-name="P1"><text:s text:c="3"/>\end{equation}</text:p>
      <text:p text:style-name="P1"><text:s text:c="3"/>holds for a wide range of physical situations.</text:p>
      <text:p text:style-name="P1"><text:s text:c="3"/>With</text:p>
      <text:p text:style-name="P1"><text:s text:c="3"/>\begin{eqnarray}</text:p>
      <text:p text:style-name="P1"><text:s text:c="6"/>\Gamma_3 - 1 = \frac{P}{\rho T} \frac{\chi^{}_T}{c_v}&amp;&gt;&amp;0\\</text:p>
      <text:p text:style-name="P1"><text:s text:c="6"/>\Gamma_1 <text:s text:c="4"/>= \chi_\rho^{} + \chi_T^{} (\Gamma_3 -1)&amp;&gt;&amp;0\\</text:p>
      <text:p text:style-name="P1"><text:s text:c="6"/>\nabla_{\mathrm{ad}} <text:s/>= \frac{\Gamma_3 - 1}{\Gamma_1} <text:s text:c="8"/>&amp;&gt;&amp;0</text:p>
      <text:p text:style-name="P1"><text:s text:c="3"/>\end{eqnarray}</text:p>
      <text:p text:style-name="P1"><text:s text:c="3"/>we find the sign determining terms in inequalities~(\ref{ZSSecSta})</text:p>
      <text:p text:style-name="P1"><text:s text:c="3"/>and (\ref{ZSVibSta}) respectively and obtain the following form</text:p>
      <text:p text:style-name="P1"><text:s text:c="3"/>of the criteria for dynamical, secular and vibrational</text:p>
      <text:p text:style-name="P1"><text:s text:c="3"/>\emph{stability}, respectively:</text:p>
      <text:p text:style-name="P1"><text:s text:c="3"/>\begin{eqnarray}</text:p>
      <text:p text:style-name="P1"><text:s text:c="6"/>3 \Gamma_1 - 4 =: S_{\mathrm{dyn}} <text:s text:c="5"/>&gt; &amp; 0 &amp; \label{DynSta} <text:s/>\\</text:p>
      <text:p text:style-name="P1">%</text:p>
      <text:p text:style-name="P1"><text:s text:c="6"/>\frac{ 1- 3/4 \chi^{}_\rho }{ \chi^{}_T } ( \kappa^{}_T - 4 )</text:p>
      <text:p text:style-name="P1"><text:s text:c="9"/>+ \kappa^{}_P + 1 =: S_{\mathrm{sec}} &gt; &amp; 0 &amp; \label{SecSta} \\</text:p>
      <text:p text:style-name="P1">%</text:p>
      <text:p text:style-name="P1"><text:s text:c="6"/>4 \nabla_{\mathrm{ad}} - (\nabla_{\mathrm{ad}} \kappa^{}_T</text:p>
      <text:p text:style-name="P1"><text:s text:c="29"/>+ \kappa^{}_P)</text:p>
      <text:p text:style-name="P1"><text:s text:c="29"/>- \frac{4}{3 \Gamma_1} =: S_{\mathrm{vib}}</text:p>
      <text:p text:style-name="P1"><text:s text:c="38"/>&gt; &amp; 0\,.&amp; \label{VibSta}</text:p>
      <text:p text:style-name="P1"><text:s text:c="3"/>\end{eqnarray}</text:p>
      <text:p text:style-name="P1"><text:s text:c="3"/>The constitutive relations are to be evaluated for the</text:p>
      <text:p text:style-name="P1"><text:s text:c="3"/>unperturbed thermodynamic state (say $(\rho_0, T_0)$) of the zone.</text:p>
      <text:p text:style-name="P1"><text:s text:c="3"/>We see that the one-zone stability of the layer depends only on</text:p>
      <text:p text:style-name="P1"><text:s text:c="3"/>the constitutive relations $\Gamma_1$,</text:p>
      <text:p text:style-name="P1"><text:s text:c="3"/>$\nabla_{\mathrm{ad}}$, $\chi_T^{},\,\chi_\rho^{}$,</text:p>
      <text:p text:style-name="P1"><text:s text:c="3"/>$\kappa_P^{},\,\kappa_T^{}$.</text:p>
      <text:p text:style-name="P1"><text:s text:c="3"/>These depend only on the unperturbed</text:p>
      <text:p text:style-name="P1"><text:s text:c="3"/>thermodynamical state of the layer. Therefore the above relations</text:p>
      <text:p text:style-name="P1"><text:s text:c="3"/>define the one-zone-stability equations of state</text:p>
      <text:p text:style-name="P1"><text:s text:c="3"/>$S_{\mathrm{dyn}},\,S_{\mathrm{sec}}$</text:p>
      <text:p text:style-name="P1"><text:s text:c="3"/>and $S_{\mathrm{vib}}$. See Fig.~\ref{FigVibStab} for a picture of</text:p>
      <text:p text:style-name="P1"><text:s text:c="3"/>$S_{\mathrm{vib}}$. Regions of secular instability are</text:p>
      <text:p text:style-name="P1"><text:s text:c="3"/>listed in Table~1.</text:p>
      <text:p text:style-name="P1"/>
      <text:p text:style-name="P1">%</text:p>
      <text:p text:style-name="P1">% <text:s text:c="47"/>One column figure</text:p>
      <text:p text:style-name="P1">%----------------------------------------------------------------- </text:p>
      <text:p text:style-name="P1"><text:s text:c="3"/>\begin{figure}</text:p>
      <text:p text:style-name="P1"><text:s text:c="3"/>\centering</text:p>
      <text:p text:style-name="P1"><text:s text:c="3"/>%%%\includegraphics[width=3cm]{empty.eps}</text:p>
      <text:p text:style-name="P1"><text:s text:c="6"/>\caption{Vibrational stability equation of state</text:p>
      <text:p text:style-name="P1"><text:s text:c="15"/>$S_{\mathrm{vib}}(\lg e, \lg \rho)$.</text:p>
      <text:p text:style-name="P1"><text:s text:c="15"/>$&gt;0$ means vibrational stability.</text:p>
      <text:p text:style-name="P1"><text:s text:c="14"/>}</text:p>
      <text:p text:style-name="P1"><text:s text:c="9"/>\label{FigVibStab}</text:p>
      <text:p text:style-name="P1"><text:s text:c="3"/>\end{figure}</text:p>
      <text:p text:style-name="P1">%</text:p>
      <text:p text:style-name="P1">%______________________________________________________________</text:p>
      <text:p text:style-name="P1"/>
      <text:p text:style-name="P1">\section{Conclusions}</text:p>
      <text:p text:style-name="P1"/>
      <text:p text:style-name="P1"><text:s text:c="3"/>\begin{enumerate}</text:p>
      <text:p text:style-name="P1"><text:s text:c="6"/>\item The conditions for the stability of static, radiative</text:p>
      <text:p text:style-name="P1"><text:s text:c="9"/>layers in gas spheres, as described by Baker's (\citeyear{baker})</text:p>
      <text:p text:style-name="P1"><text:soft-page-break/><text:s text:c="9"/>standard one-zone model, can be expressed as stability</text:p>
      <text:p text:style-name="P1"><text:s text:c="9"/>equations of state. These stability equations of state depend</text:p>
      <text:p text:style-name="P1"><text:s text:c="9"/>only on the local thermodynamic state of the layer.</text:p>
      <text:p text:style-name="P1"><text:s text:c="6"/>\item If the constitutive relations -- equations of state and</text:p>
      <text:p text:style-name="P1"><text:s text:c="9"/>Rosseland mean opacities -- are specified, the stability</text:p>
      <text:p text:style-name="P1"><text:s text:c="9"/>equations of state can be evaluated without specifying</text:p>
      <text:p text:style-name="P1"><text:s text:c="9"/>properties of the layer.</text:p>
      <text:p text:style-name="P1"><text:s text:c="6"/>\item For solar composition gas the $\kappa$-mechanism is</text:p>
      <text:p text:style-name="P1"><text:s text:c="9"/>working in the regions of the ice and dust features</text:p>
      <text:p text:style-name="P1"><text:s text:c="9"/>in the opacities, the $\mathrm{H}_2$ dissociation and the</text:p>
      <text:p text:style-name="P1"><text:s text:c="9"/>combined H, first He ionization zone, as</text:p>
      <text:p text:style-name="P1"><text:s text:c="9"/>indicated by vibrational instability. These regions</text:p>
      <text:p text:style-name="P1"><text:s text:c="9"/>of instability are much larger in extent and degree of</text:p>
      <text:p text:style-name="P1"><text:s text:c="9"/>instability than the second He ionization zone</text:p>
      <text:p text:style-name="P1"><text:s text:c="9"/>that drives the Cephe{\"\i}d pulsations.</text:p>
      <text:p text:style-name="P1"><text:s text:c="3"/>\end{enumerate}</text:p>
      <text:p text:style-name="P1"/>
      <text:p text:style-name="P1">\begin{acknowledgements}</text:p>
      <text:p text:style-name="P1"><text:s text:c="6"/>Part of this work was supported by the German</text:p>
      <text:p text:style-name="P1"><text:s text:c="6"/>\emph{Deut\-sche For\-schungs\-ge\-mein\-schaft, DFG\/} project</text:p>
      <text:p text:style-name="P1"><text:s text:c="6"/>number Ts~17/2--1.</text:p>
      <text:p text:style-name="P1">\end{acknowledgements}</text:p>
      <text:p text:style-name="P1"/>
      <text:p text:style-name="P1">% WARNING</text:p>
      <text:p text:style-name="P1">%-------------------------------------------------------------------</text:p>
      <text:p text:style-name="P1">% Please note that we have included the references to the file aa.dem in</text:p>
      <text:p text:style-name="P1">% order to compile it, but we ask you to:</text:p>
      <text:p text:style-name="P1">%</text:p>
      <text:p text:style-name="P1">% - use BibTeX with the regular commands:</text:p>
      <text:p text:style-name="P1">% <text:s text:c="2"/>\bibliographystyle{aa} % style aa.bst</text:p>
      <text:p text:style-name="P1">% <text:s text:c="2"/>\bibliography{Yourfile} % your references Yourfile.bib</text:p>
      <text:p text:style-name="P1">%</text:p>
      <text:p text:style-name="P1">% - join the .bib files when you upload your source files</text:p>
      <text:p text:style-name="P1">%-------------------------------------------------------------------</text:p>
      <text:p text:style-name="P1"/>
      <text:p text:style-name="P1">\begin{thebibliography}{}</text:p>
      <text:p text:style-name="P1"/>
      <text:p text:style-name="P1"><text:s text:c="2"/>\bibitem[Baker(1966)]{baker} Baker, N. 1966,</text:p>
      <text:p text:style-name="P1"><text:s text:c="6"/>in Stellar Evolution,</text:p>
      <text:p text:style-name="P1"><text:s text:c="6"/>ed.\ R. F. Stein,\&amp; A. G. W. Cameron</text:p>
      <text:p text:style-name="P1"><text:s text:c="6"/>(Plenum, New York) 333</text:p>
      <text:p text:style-name="P1"/>
      <text:p text:style-name="P1"><text:s text:c="3"/>\bibitem[Balluch(1988)]{balluch} Balluch, M. 1988,</text:p>
      <text:p text:style-name="P1"><text:s text:c="6"/>A\&amp;A, 200, 58</text:p>
      <text:p text:style-name="P1"/>
      <text:p text:style-name="P1"><text:s text:c="3"/>\bibitem[Cox(1980)]{cox} Cox, J. P. 1980,</text:p>
      <text:p text:style-name="P1"><text:s text:c="6"/>Theory of Stellar Pulsation</text:p>
      <text:p text:style-name="P1"><text:s text:c="6"/>(Princeton University Press, Princeton) 165</text:p>
      <text:p text:style-name="P1"/>
      <text:p text:style-name="P1"><text:s text:c="3"/>\bibitem[Cox(1969)]{cox69} Cox, A. N.,\&amp; Stewart, J. N. 1969,</text:p>
      <text:p text:style-name="P1"><text:s text:c="6"/>Academia Nauk, Scientific Information 15, 1</text:p>
      <text:p text:style-name="P1"/>
      <text:p text:style-name="P1"><text:s text:c="3"/>\bibitem[Mizuno(1980)]{mizuno} Mizuno H. 1980,</text:p>
      <text:p text:style-name="P1"><text:s text:c="6"/>Prog. Theor. Phys., 64, 544</text:p>
      <text:p text:style-name="P1"><text:s text:c="3"/></text:p>
      <text:p text:style-name="P1"><text:s text:c="3"/>\bibitem[Tscharnuter(1987)]{tscharnuter} Tscharnuter W. M. 1987,</text:p>
      <text:p text:style-name="P1"><text:s text:c="6"/>A\&amp;A, 188, 55</text:p>
      <text:p text:style-name="P1"><text:s text:c="2"/></text:p>
      <text:p text:style-name="P1"><text:s text:c="3"/>\bibitem[Terlevich(1992)]{terlevich} Terlevich, R. 1992, in ASP Conf. Ser. 31, </text:p>
      <text:p text:style-name="P1"><text:s text:c="6"/>Relationships between Active Galactic Nuclei and Starburst Galaxies, </text:p>
      <text:p text:style-name="P1"><text:s text:c="6"/>ed. A. V. Filippenko, 13</text:p>
      <text:p text:style-name="P1"/>
      <text:p text:style-name="P1"><text:s text:c="3"/>\bibitem[Yorke(1980a)]{yorke80a} Yorke, H. W. 1980a,</text:p>
      <text:p text:style-name="P1"><text:soft-page-break/><text:s text:c="6"/>A\&amp;A, 86, 286</text:p>
      <text:p text:style-name="P1"/>
      <text:p text:style-name="P1"><text:s text:c="3"/>\bibitem[Zheng(1997)]{zheng} Zheng, W., Davidsen, A. F., Tytler, D. \&amp; Kriss, G. A.</text:p>
      <text:p text:style-name="P1"><text:s text:c="6"/>1997, preprint</text:p>
      <text:p text:style-name="P1">\end{thebibliography}</text:p>
      <text:p text:style-name="P1"/>
      <text:p text:style-name="P1">\end{document}</text:p>
      <text:p text:style-name="P1"/>
      <text:p text:style-name="P1"/>
      <text:p text:style-name="P1">%%%%%%%%%%%%%%%%%%%%%%%%%%%%%%%%%%%%%%%%%%%%%%%%%%%%%%%%%%%%%%</text:p>
      <text:p text:style-name="P1">Example below of non-structurated natbib references <text:s/></text:p>
      <text:p text:style-name="P1">To use the v8.3 macros with this form of composition of bibliography, </text:p>
      <text:p text:style-name="P1">the option "bibyear" should be added to the command line </text:p>
      <text:p text:style-name="P1">"\documentclass[bibyear]{aa}".</text:p>
      <text:p text:style-name="P1">%%%%%%%%%%%%%%%%%%%%%%%%%%%%%%%%%%%%%%%%%%%%%%%%%%%%%%%%%%%%%%</text:p>
      <text:p text:style-name="P1"/>
      <text:p text:style-name="P1">\begin{thebibliography}{}</text:p>
      <text:p text:style-name="P1"/>
      <text:p text:style-name="P1"><text:s text:c="2"/>\bibitem[1966]{baker} Baker, N. 1966,</text:p>
      <text:p text:style-name="P1"><text:s text:c="6"/>in Stellar Evolution,</text:p>
      <text:p text:style-name="P1"><text:s text:c="6"/>ed.\ R. F. Stein,\&amp; A. G. W. Cameron</text:p>
      <text:p text:style-name="P1"><text:s text:c="6"/>(Plenum, New York) 333</text:p>
      <text:p text:style-name="P1"/>
      <text:p text:style-name="P1"><text:s text:c="3"/>\bibitem[1988]{balluch} Balluch, M. 1988,</text:p>
      <text:p text:style-name="P1"><text:s text:c="6"/>A\&amp;A, 200, 58</text:p>
      <text:p text:style-name="P1"/>
      <text:p text:style-name="P1"><text:s text:c="3"/>\bibitem[1980]{cox} Cox, J. P. 1980,</text:p>
      <text:p text:style-name="P1"><text:s text:c="6"/>Theory of Stellar Pulsation</text:p>
      <text:p text:style-name="P1"><text:s text:c="6"/>(Princeton University Press, Princeton) 165</text:p>
      <text:p text:style-name="P1"/>
      <text:p text:style-name="P1"><text:s text:c="3"/>\bibitem[1969]{cox69} Cox, A. N.,\&amp; Stewart, J. N. 1969,</text:p>
      <text:p text:style-name="P1"><text:s text:c="6"/>Academia Nauk, Scientific Information 15, 1</text:p>
      <text:p text:style-name="P1"/>
      <text:p text:style-name="P1"><text:s text:c="3"/>\bibitem[1980]{mizuno} Mizuno H. 1980,</text:p>
      <text:p text:style-name="P1"><text:s text:c="6"/>Prog. Theor. Phys., 64, 544</text:p>
      <text:p text:style-name="P1"><text:s text:c="3"/></text:p>
      <text:p text:style-name="P1"><text:s text:c="3"/>\bibitem[1987]{tscharnuter} Tscharnuter W. M. 1987,</text:p>
      <text:p text:style-name="P1"><text:s text:c="6"/>A\&amp;A, 188, 55</text:p>
      <text:p text:style-name="P1"><text:s text:c="2"/></text:p>
      <text:p text:style-name="P1"><text:s text:c="3"/>\bibitem[1992]{terlevich} Terlevich, R. 1992, in ASP Conf. Ser. 31, </text:p>
      <text:p text:style-name="P1"><text:s text:c="6"/>Relationships between Active Galactic Nuclei and Starburst Galaxies, </text:p>
      <text:p text:style-name="P1"><text:s text:c="6"/>ed. A. V. Filippenko, 13</text:p>
      <text:p text:style-name="P1"/>
      <text:p text:style-name="P1"><text:s text:c="3"/>\bibitem[1980a]{yorke80a} Yorke, H. W. 1980a,</text:p>
      <text:p text:style-name="P1"><text:s text:c="6"/>A\&amp;A, 86, 286</text:p>
      <text:p text:style-name="P1"/>
      <text:p text:style-name="P1"><text:s text:c="3"/>\bibitem[1997]{zheng} Zheng, W., Davidsen, A. F., Tytler, D. \&amp; Kriss, G. A.</text:p>
      <text:p text:style-name="P1"><text:s text:c="6"/>1997, preprint</text:p>
      <text:p text:style-name="P1">\end{thebibliography}</text:p>
      <text:p text:style-name="P1"/>
      <text:p text:style-name="P1"/>
      <text:p text:style-name="P1"/>
      <text:p text:style-name="P1"/>
      <text:p text:style-name="P1">%%%%%%%%%%%%%%%%%%%%%%%%%%%%%%%%%%%%%%%%%%%%%%%%%%%%%%%%%%%%%%</text:p>
      <text:p text:style-name="P1">Examples for figures using graphicx</text:p>
      <text:p text:style-name="P1">A guide "Using Imported Graphics in LaTeX2e" <text:s/>(Keith Reckdahl)</text:p>
      <text:p text:style-name="P1">is available on a lot of LaTeX public servers or ctan mirrors.</text:p>
      <text:p text:style-name="P1">The file is : epslatex.pdf </text:p>
      <text:p text:style-name="P1">%%%%%%%%%%%%%%%%%%%%%%%%%%%%%%%%%%%%%%%%%%%%%%%%%%%%%%%%%%%%%%</text:p>
      <text:p text:style-name="P1"/>
      <text:p text:style-name="P1">%_____________________________________________________________</text:p>
      <text:p text:style-name="P1">% <text:s text:c="16"/>A figure as large as the width of the column</text:p>
      <text:p text:style-name="P1">%-------------------------------------------------------------</text:p>
      <text:p text:style-name="P1"><text:soft-page-break/><text:s text:c="3"/>\begin{figure}</text:p>
      <text:p text:style-name="P1"><text:s text:c="3"/>\centering</text:p>
      <text:p text:style-name="P1"><text:s text:c="3"/>\includegraphics[width=\hsize]{empty.eps}</text:p>
      <text:p text:style-name="P1"><text:s text:c="6"/>\caption{Vibrational stability equation of state</text:p>
      <text:p text:style-name="P1"><text:s text:c="15"/>$S_{\mathrm{vib}}(\lg e, \lg \rho)$.</text:p>
      <text:p text:style-name="P1"><text:s text:c="15"/>$&gt;0$ means vibrational stability.</text:p>
      <text:p text:style-name="P1"><text:s text:c="14"/>}</text:p>
      <text:p text:style-name="P1"><text:s text:c="9"/>\label{FigVibStab}</text:p>
      <text:p text:style-name="P1"><text:s text:c="3"/>\end{figure}</text:p>
      <text:p text:style-name="P1">%</text:p>
      <text:p text:style-name="P1">%_____________________________________________________________</text:p>
      <text:p text:style-name="P1">% <text:s text:c="35"/>One column rotated figure</text:p>
      <text:p text:style-name="P1">%-------------------------------------------------------------</text:p>
      <text:p text:style-name="P1"><text:s text:c="3"/>\begin{figure}</text:p>
      <text:p text:style-name="P1"><text:s text:c="3"/>\centering</text:p>
      <text:p text:style-name="P1"><text:s text:c="3"/>\includegraphics[angle=-90,width=3cm]{empty.eps}</text:p>
      <text:p text:style-name="P1"><text:s text:c="6"/>\caption{Vibrational stability equation of state</text:p>
      <text:p text:style-name="P1"><text:s text:c="15"/>$S_{\mathrm{vib}}(\lg e, \lg \rho)$.</text:p>
      <text:p text:style-name="P1"><text:s text:c="15"/>$&gt;0$ means vibrational stability.</text:p>
      <text:p text:style-name="P1"><text:s text:c="14"/>}</text:p>
      <text:p text:style-name="P1"><text:s text:c="9"/>\label{FigVibStab}</text:p>
      <text:p text:style-name="P1"><text:s text:c="3"/>\end{figure}</text:p>
      <text:p text:style-name="P1">%</text:p>
      <text:p text:style-name="P1">%_____________________________________________________________</text:p>
      <text:p text:style-name="P1">% <text:s text:c="23"/>Figure with caption on the right side </text:p>
      <text:p text:style-name="P1">%-------------------------------------------------------------</text:p>
      <text:p text:style-name="P1"><text:s text:c="3"/>\begin{figure}</text:p>
      <text:p text:style-name="P1"><text:s text:c="3"/>\sidecaption</text:p>
      <text:p text:style-name="P1"><text:s text:c="3"/>\includegraphics[width=3cm]{empty.eps}</text:p>
      <text:p text:style-name="P1"><text:s text:c="6"/>\caption{Vibrational stability equation of state</text:p>
      <text:p text:style-name="P1"><text:s text:c="15"/>$S_{\mathrm{vib}}(\lg e, \lg \rho)$.</text:p>
      <text:p text:style-name="P1"><text:s text:c="15"/>$&gt;0$ means vibrational stability.</text:p>
      <text:p text:style-name="P1"><text:s text:c="14"/>}</text:p>
      <text:p text:style-name="P1"><text:s text:c="9"/>\label{FigVibStab}</text:p>
      <text:p text:style-name="P1"><text:s text:c="3"/>\end{figure}</text:p>
      <text:p text:style-name="P1">%</text:p>
      <text:p text:style-name="P1">%_____________________________________________________________</text:p>
      <text:p text:style-name="P1">%</text:p>
      <text:p text:style-name="P1">%_____________________________________________________________</text:p>
      <text:p text:style-name="P1">% <text:s text:c="31"/>Figure with a new BoundingBox </text:p>
      <text:p text:style-name="P1">%-------------------------------------------------------------</text:p>
      <text:p text:style-name="P1"><text:s text:c="3"/>\begin{figure}</text:p>
      <text:p text:style-name="P1"><text:s text:c="3"/>\centering</text:p>
      <text:p text:style-name="P1"><text:s text:c="3"/>\includegraphics[bb=10 20 100 300,width=3cm,clip]{empty.eps}</text:p>
      <text:p text:style-name="P1"><text:s text:c="6"/>\caption{Vibrational stability equation of state</text:p>
      <text:p text:style-name="P1"><text:s text:c="15"/>$S_{\mathrm{vib}}(\lg e, \lg \rho)$.</text:p>
      <text:p text:style-name="P1"><text:s text:c="15"/>$&gt;0$ means vibrational stability.</text:p>
      <text:p text:style-name="P1"><text:s text:c="14"/>}</text:p>
      <text:p text:style-name="P1"><text:s text:c="9"/>\label{FigVibStab}</text:p>
      <text:p text:style-name="P1"><text:s text:c="3"/>\end{figure}</text:p>
      <text:p text:style-name="P1">%</text:p>
      <text:p text:style-name="P1">%_____________________________________________________________</text:p>
      <text:p text:style-name="P1">%</text:p>
      <text:p text:style-name="P1">%_____________________________________________________________</text:p>
      <text:p text:style-name="P1">% <text:s text:c="37"/>The "resizebox" command </text:p>
      <text:p text:style-name="P1">%-------------------------------------------------------------</text:p>
      <text:p text:style-name="P1"><text:s text:c="3"/>\begin{figure}</text:p>
      <text:p text:style-name="P1"><text:s text:c="3"/>\resizebox{\hsize}{!}</text:p>
      <text:p text:style-name="P1"><text:s text:c="12"/>{\includegraphics[bb=10 20 100 300,clip]{empty.eps}</text:p>
      <text:p text:style-name="P1"><text:s text:c="6"/>\caption{Vibrational stability equation of state</text:p>
      <text:p text:style-name="P1"><text:s text:c="15"/>$S_{\mathrm{vib}}(\lg e, \lg \rho)$.</text:p>
      <text:p text:style-name="P1"><text:s text:c="15"/>$&gt;0$ means vibrational stability.</text:p>
      <text:p text:style-name="P1"><text:s text:c="14"/>}</text:p>
      <text:p text:style-name="P1"><text:s text:c="9"/>\label{FigVibStab}</text:p>
      <text:p text:style-name="P1"><text:soft-page-break/><text:s text:c="3"/>\end{figure}</text:p>
      <text:p text:style-name="P1">%</text:p>
      <text:p text:style-name="P1">%______________________________________________________________</text:p>
      <text:p text:style-name="P1">%</text:p>
      <text:p text:style-name="P1">%_____________________________________________________________</text:p>
      <text:p text:style-name="P1">% <text:s text:c="44"/>Two column Figure </text:p>
      <text:p text:style-name="P1">%-------------------------------------------------------------</text:p>
      <text:p text:style-name="P1"><text:s text:c="3"/>\begin{figure*}</text:p>
      <text:p text:style-name="P1"><text:s text:c="3"/>\resizebox{\hsize}{!}</text:p>
      <text:p text:style-name="P1"><text:s text:c="12"/>{\includegraphics[bb=10 20 100 300,clip]{empty.eps}</text:p>
      <text:p text:style-name="P1"><text:s text:c="6"/>\caption{Vibrational stability equation of state</text:p>
      <text:p text:style-name="P1"><text:s text:c="15"/>$S_{\mathrm{vib}}(\lg e, \lg \rho)$.</text:p>
      <text:p text:style-name="P1"><text:s text:c="15"/>$&gt;0$ means vibrational stability.</text:p>
      <text:p text:style-name="P1"><text:s text:c="14"/>}</text:p>
      <text:p text:style-name="P1"><text:s text:c="9"/>\label{FigVibStab}</text:p>
      <text:p text:style-name="P1"><text:s text:c="3"/>\end{figure*}</text:p>
      <text:p text:style-name="P1">%</text:p>
      <text:p text:style-name="P1">%______________________________________________________________</text:p>
      <text:p text:style-name="P1">%</text:p>
      <text:p text:style-name="P1">%_____________________________________________________________</text:p>
      <text:p text:style-name="P1">% <text:s text:c="44"/>Simple A&amp;A Table</text:p>
      <text:p text:style-name="P1">%_____________________________________________________________</text:p>
      <text:p text:style-name="P1">%</text:p>
      <text:p text:style-name="P1">\begin{table}</text:p>
      <text:p text:style-name="P1">\caption{Nonlinear Model Results} <text:s text:c="12"/>% title of Table</text:p>
      <text:p text:style-name="P1">\label{table:1} <text:s text:c="5"/>% is used to refer this table in the text</text:p>
      <text:p text:style-name="P1">\centering <text:s text:c="25"/>% used for centering table</text:p>
      <text:p text:style-name="P1">\begin{tabular}{c c c c} <text:s text:c="7"/>% centered columns (4 columns)</text:p>
      <text:p text:style-name="P1">\hline\hline <text:s text:c="16"/>% inserts double horizontal lines</text:p>
      <text:p text:style-name="P1">HJD &amp; $E$ &amp; Method\#2 &amp; Method\#3 \\ <text:s text:c="3"/>% table heading </text:p>
      <text:p text:style-name="P1">\hline <text:s text:c="23"/>% inserts single horizontal line</text:p>
      <text:p text:style-name="P1"><text:s text:c="3"/>1 &amp; 50 &amp; $-837$ &amp; 970 \\ <text:s text:c="5"/>% inserting body of the table</text:p>
      <text:p text:style-name="P1"><text:s text:c="3"/>2 &amp; 47 &amp; 877 <text:s text:c="3"/>&amp; 230 \\</text:p>
      <text:p text:style-name="P1"><text:s text:c="3"/>3 &amp; 31 &amp; 25 <text:s text:c="4"/>&amp; 415 \\</text:p>
      <text:p text:style-name="P1"><text:s text:c="3"/>4 &amp; 35 &amp; 144 <text:s text:c="3"/>&amp; 2356 \\</text:p>
      <text:p text:style-name="P1"><text:s text:c="3"/>5 &amp; 45 &amp; 300 <text:s text:c="3"/>&amp; 556 \\ </text:p>
      <text:p text:style-name="P1">\hline <text:s text:c="34"/>%inserts single line</text:p>
      <text:p text:style-name="P1">\end{tabular}</text:p>
      <text:p text:style-name="P1">\end{table}</text:p>
      <text:p text:style-name="P1">%</text:p>
      <text:p text:style-name="P1">%_____________________________________________________________</text:p>
      <text:p text:style-name="P1">% <text:s text:c="44"/>Two column Table </text:p>
      <text:p text:style-name="P1">%_____________________________________________________________</text:p>
      <text:p text:style-name="P1">%</text:p>
      <text:p text:style-name="P1">\begin{table*}</text:p>
      <text:p text:style-name="P1">\caption{Nonlinear Model Results} <text:s text:c="12"/></text:p>
      <text:p text:style-name="P1">\label{table:1} <text:s text:c="5"/></text:p>
      <text:p text:style-name="P1">\centering <text:s text:c="9"/></text:p>
      <text:p text:style-name="P1">\begin{tabular}{c c c c l l l } <text:s text:c="4"/>% 7 columns </text:p>
      <text:p text:style-name="P1">\hline\hline <text:s text:c="6"/></text:p>
      <text:p text:style-name="P1"><text:s text:c="22"/>% To combine 4 columns into a single one </text:p>
      <text:p text:style-name="P1">HJD &amp; $E$ &amp; Method\#2 &amp; \multicolumn{4}{c}{Method\#3}\\ </text:p>
      <text:p text:style-name="P1">\hline <text:s text:c="19"/></text:p>
      <text:p text:style-name="P1"><text:s text:c="3"/>1 &amp; 50 &amp; $-837$ &amp; 970 &amp; 65 &amp; 67 &amp; 78\\ <text:s/></text:p>
      <text:p text:style-name="P1"><text:s text:c="3"/>2 &amp; 47 &amp; 877 <text:s text:c="3"/>&amp; 230 &amp; 567&amp; 55 &amp; 78\\</text:p>
      <text:p text:style-name="P1"><text:s text:c="3"/>3 &amp; 31 &amp; 25 <text:s text:c="4"/>&amp; 415 &amp; 567&amp; 55 &amp; 78\\</text:p>
      <text:p text:style-name="P1"><text:s text:c="3"/>4 &amp; 35 &amp; 144 <text:s text:c="3"/>&amp; 2356&amp; 567&amp; 55 &amp; 78 \\</text:p>
      <text:p text:style-name="P1"><text:s text:c="3"/>5 &amp; 45 &amp; 300 <text:s text:c="3"/>&amp; 556 &amp; 567&amp; 55 &amp; 78\\</text:p>
      <text:p text:style-name="P1">\hline <text:s text:c="17"/></text:p>
      <text:p text:style-name="P1">\end{tabular}</text:p>
      <text:p text:style-name="P1">\end{table*}</text:p>
      <text:p text:style-name="P1">%</text:p>
      <text:p text:style-name="P1">%-------------------------------------------------------------</text:p>
      <text:p text:style-name="P1">% <text:s text:c="41"/>Table with notes </text:p>
      <text:p text:style-name="P1"><text:soft-page-break/>%-------------------------------------------------------------</text:p>
      <text:p text:style-name="P1">%</text:p>
      <text:p text:style-name="P1">% A single note</text:p>
      <text:p text:style-name="P1">\begin{table}</text:p>
      <text:p text:style-name="P1">\caption{\label{t7}Spectral types and photometry for stars in the</text:p>
      <text:p text:style-name="P1"><text:s text:c="2"/>region.}</text:p>
      <text:p text:style-name="P1">\centering</text:p>
      <text:p text:style-name="P1">\begin{tabular}{lccc}</text:p>
      <text:p text:style-name="P1">\hline\hline</text:p>
      <text:p text:style-name="P1">Star&amp;Spectral type&amp;RA(J2000)&amp;Dec(J2000)\\</text:p>
      <text:p text:style-name="P1">\hline</text:p>
      <text:p text:style-name="P1">69 <text:s text:c="10"/>&amp;B1\,V <text:s text:c="4"/>&amp;09 15 54.046 &amp; $-$50 00 26.67\\</text:p>
      <text:p text:style-name="P1">49 <text:s text:c="10"/>&amp;B0.7\,V <text:s text:c="2"/>&amp;*09 15 54.570&amp; $-$50 00 03.90\\</text:p>
      <text:p text:style-name="P1">LS~1267~(86) &amp;O8\,V <text:s text:c="4"/>&amp;09 15 52.787&amp;11.07\\</text:p>
      <text:p text:style-name="P1">24.6 <text:s text:c="8"/>&amp;7.58 <text:s text:c="5"/>&amp;1.37 &amp;0.20\\</text:p>
      <text:p text:style-name="P1">\hline</text:p>
      <text:p text:style-name="P1">LS~1262 <text:s text:c="5"/>&amp;B0\,V <text:s text:c="4"/>&amp;09 15 05.17&amp;11.17\\</text:p>
      <text:p text:style-name="P1">MO 2-119 <text:s text:c="4"/>&amp;B0.5\,V <text:s text:c="2"/>&amp;09 15 33.7 &amp;11.74\\</text:p>
      <text:p text:style-name="P1">LS~1269 <text:s text:c="5"/>&amp;O8.5\,V <text:s text:c="2"/>&amp;09 15 56.60&amp;10.85\\</text:p>
      <text:p text:style-name="P1">\hline</text:p>
      <text:p text:style-name="P1">\end{tabular}</text:p>
      <text:p text:style-name="P1">\tablefoot{The top panel shows likely members of Pismis~11. The second</text:p>
      <text:p text:style-name="P1">panel contains likely members of Alicante~5. The bottom panel</text:p>
      <text:p text:style-name="P1">displays stars outside the clusters.}</text:p>
      <text:p text:style-name="P1">\end{table}</text:p>
      <text:p text:style-name="P1">%</text:p>
      <text:p text:style-name="P1">% More notes</text:p>
      <text:p text:style-name="P1">%</text:p>
      <text:p text:style-name="P1">\begin{table}</text:p>
      <text:p text:style-name="P1">\caption{\label{t7}Spectral types and photometry for stars in the</text:p>
      <text:p text:style-name="P1"><text:s text:c="2"/>region.}</text:p>
      <text:p text:style-name="P1">\centering</text:p>
      <text:p text:style-name="P1">\begin{tabular}{lccc}</text:p>
      <text:p text:style-name="P1">\hline\hline</text:p>
      <text:p text:style-name="P1">Star&amp;Spectral type&amp;RA(J2000)&amp;Dec(J2000)\\</text:p>
      <text:p text:style-name="P1">\hline</text:p>
      <text:p text:style-name="P1">69 <text:s text:c="10"/>&amp;B1\,V <text:s text:c="4"/>&amp;09 15 54.046 &amp; $-$50 00 26.67\\</text:p>
      <text:p text:style-name="P1">49 <text:s text:c="10"/>&amp;B0.7\,V <text:s text:c="2"/>&amp;*09 15 54.570&amp; $-$50 00 03.90\\</text:p>
      <text:p text:style-name="P1">LS~1267~(86) &amp;O8\,V <text:s text:c="4"/>&amp;09 15 52.787&amp;11.07\tablefootmark{a}\\</text:p>
      <text:p text:style-name="P1">24.6 <text:s text:c="8"/>&amp;7.58\tablefootmark{1}&amp;1.37\tablefootmark{a} <text:s text:c="2"/>&amp;0.20\tablefootmark{a}\\</text:p>
      <text:p text:style-name="P1">\hline</text:p>
      <text:p text:style-name="P1">LS~1262 <text:s text:c="5"/>&amp;B0\,V <text:s text:c="4"/>&amp;09 15 05.17&amp;11.17\tablefootmark{b}\\</text:p>
      <text:p text:style-name="P1">MO 2-119 <text:s text:c="4"/>&amp;B0.5\,V <text:s text:c="2"/>&amp;09 15 33.7 &amp;11.74\tablefootmark{c}\\</text:p>
      <text:p text:style-name="P1">LS~1269 <text:s text:c="5"/>&amp;O8.5\,V <text:s text:c="2"/>&amp;09 15 56.60&amp;10.85\tablefootmark{d}\\</text:p>
      <text:p text:style-name="P1">\hline</text:p>
      <text:p text:style-name="P1">\end{tabular}</text:p>
      <text:p text:style-name="P1">\tablefoot{The top panel shows likely members of Pismis~11. The second</text:p>
      <text:p text:style-name="P1">panel contains likely members of Alicante~5. The bottom panel</text:p>
      <text:p text:style-name="P1">displays stars outside the clusters.\\</text:p>
      <text:p text:style-name="P1">\tablefoottext{a}{Photometry for MF13, LS~1267 and HD~80077 from</text:p>
      <text:p text:style-name="P1">Dupont et al.}</text:p>
      <text:p text:style-name="P1">\tablefoottext{b}{Photometry for LS~1262, LS~1269 from</text:p>
      <text:p text:style-name="P1">Durand et al.}</text:p>
      <text:p text:style-name="P1">\tablefoottext{c}{Photometry for MO2-119 from</text:p>
      <text:p text:style-name="P1">Mathieu et al.}</text:p>
      <text:p text:style-name="P1">}</text:p>
      <text:p text:style-name="P1">\end{table}</text:p>
      <text:p text:style-name="P1">%</text:p>
      <text:p text:style-name="P1">%-------------------------------------------------------------</text:p>
      <text:p text:style-name="P1">% <text:s text:c="38"/>Table with references </text:p>
      <text:p text:style-name="P1">%-------------------------------------------------------------</text:p>
      <text:p text:style-name="P1">%</text:p>
      <text:p text:style-name="P1">\begin{table*}[h]</text:p>
      <text:p text:style-name="P1"><text:soft-page-break/><text:s/>\caption[]{\label{nearbylistaa2}List of nearby SNe used in this work.}</text:p>
      <text:p text:style-name="P1">\begin{tabular}{lccc}</text:p>
      <text:p text:style-name="P1"><text:s/>\hline \hline</text:p>
      <text:p text:style-name="P1"><text:s text:c="2"/>SN name &amp;</text:p>
      <text:p text:style-name="P1"><text:s text:c="2"/>Epoch &amp;</text:p>
      <text:p text:style-name="P1"><text:s/>Bands &amp;</text:p>
      <text:p text:style-name="P1"><text:s text:c="2"/>References \\</text:p>
      <text:p text:style-name="P1"><text:s/>&amp;</text:p>
      <text:p text:style-name="P1"><text:s text:c="2"/>(with respect to $B$ maximum) &amp;</text:p>
      <text:p text:style-name="P1"><text:s/>&amp;</text:p>
      <text:p text:style-name="P1"><text:s/>\\ \hline</text:p>
      <text:p text:style-name="P1">1981B <text:s text:c="2"/>&amp; 0 &amp; {\it UBV} &amp; 1\\</text:p>
      <text:p text:style-name="P1">1986G <text:s text:c="2"/>&amp; <text:s/>$-$3, $-$1, 0, 1, 2 &amp; {\it BV} <text:s/>&amp; 2\\</text:p>
      <text:p text:style-name="P1">1989B <text:s text:c="2"/>&amp; $-$5, $-$1, 0, 3, 5 &amp; {\it UBVRI} <text:s/>&amp; 3, 4\\</text:p>
      <text:p text:style-name="P1">1990N <text:s text:c="2"/>&amp; 2, 7 &amp; {\it UBVRI} <text:s/>&amp; 5\\</text:p>
      <text:p text:style-name="P1">1991M <text:s text:c="2"/>&amp; 3 &amp; {\it VRI} <text:s/>&amp; 6\\</text:p>
      <text:p text:style-name="P1">\hline</text:p>
      <text:p text:style-name="P1">\noalign{\smallskip}</text:p>
      <text:p text:style-name="P1">\multicolumn{4}{c}{ SNe 91bg-like} \\</text:p>
      <text:p text:style-name="P1">\noalign{\smallskip}</text:p>
      <text:p text:style-name="P1">\hline</text:p>
      <text:p text:style-name="P1">1991bg <text:s text:c="2"/>&amp; 1, 2 &amp; {\it BVRI} <text:s/>&amp; 7\\</text:p>
      <text:p text:style-name="P1">1999by <text:s text:c="2"/>&amp; $-$5, $-$4, $-$3, 3, 4, 5 &amp; {\it UBVRI} <text:s/>&amp; 8\\</text:p>
      <text:p text:style-name="P1">\hline</text:p>
      <text:p text:style-name="P1">\noalign{\smallskip}</text:p>
      <text:p text:style-name="P1">\multicolumn{4}{c}{ SNe 91T-like} \\</text:p>
      <text:p text:style-name="P1">\noalign{\smallskip}</text:p>
      <text:p text:style-name="P1">\hline</text:p>
      <text:p text:style-name="P1">1991T <text:s text:c="2"/>&amp; $-$3, 0 &amp; {\it UBVRI} <text:s/>&amp; <text:s/>9, 10\\</text:p>
      <text:p text:style-name="P1">2000cx <text:s/>&amp; $-$3, $-$2, 0, 1, 5 &amp; {\it UBVRI} <text:s/>&amp; 11\\ %</text:p>
      <text:p text:style-name="P1">\hline</text:p>
      <text:p text:style-name="P1">\end{tabular}</text:p>
      <text:p text:style-name="P1">\tablebib{(1)~\citet{branch83};</text:p>
      <text:p text:style-name="P1">(2) \citet{phillips87}; (3) \citet{barbon90}; (4) \citet{wells94};</text:p>
      <text:p text:style-name="P1">(5) \citet{mazzali93}; (6) \citet{gomez98}; (7) \citet{kirshner93};</text:p>
      <text:p text:style-name="P1">(8) \citet{patat96}; (9) \citet{salvo01}; (10) \citet{branch03};</text:p>
      <text:p text:style-name="P1">(11) \citet{jha99}.</text:p>
      <text:p text:style-name="P1">}</text:p>
      <text:p text:style-name="P1">\end{table}</text:p>
      <text:p text:style-name="P1">%_____________________________________________________________</text:p>
      <text:p text:style-name="P1">% <text:s text:c="21"/>A rotated Two column Table in landscape <text:s/></text:p>
      <text:p text:style-name="P1">%-------------------------------------------------------------</text:p>
      <text:p text:style-name="P1">\begin{sidewaystable*}</text:p>
      <text:p text:style-name="P1">\caption{Summary for ISOCAM sources with mid-IR excess </text:p>
      <text:p text:style-name="P1">(YSO candidates).}\label{YSOtable}</text:p>
      <text:p text:style-name="P1">\centering</text:p>
      <text:p text:style-name="P1">\begin{tabular}{crrlcl} </text:p>
      <text:p text:style-name="P1">\hline\hline <text:s text:c="12"/></text:p>
      <text:p text:style-name="P1">ISO-L1551 &amp; $F_{6.7}$~[mJy] &amp; $\alpha_{6.7-14.3}$ </text:p>
      <text:p text:style-name="P1">&amp; YSO type$^{d}$ &amp; Status &amp; Comments\\</text:p>
      <text:p text:style-name="P1">\hline</text:p>
      <text:p text:style-name="P1"><text:s text:c="2"/>\multicolumn{6}{c}{\it New YSO candidates}\\ % To combine 6 columns into a single one</text:p>
      <text:p text:style-name="P1">\hline</text:p>
      <text:p text:style-name="P1"><text:s text:c="2"/>1 &amp; 1.56 $\pm$ 0.47 &amp; -- <text:s text:c="3"/>&amp; Class II$^{c}$ &amp; New &amp; Mid\\</text:p>
      <text:p text:style-name="P1"><text:s text:c="2"/>2 &amp; 0.79: <text:s text:c="10"/>&amp; 0.97: &amp; Class II ? <text:s text:c="4"/>&amp; New &amp; \\</text:p>
      <text:p text:style-name="P1"><text:s text:c="2"/>3 &amp; 4.95 $\pm$ 0.68 &amp; 3.18 <text:s/>&amp; Class II / III &amp; New &amp; \\</text:p>
      <text:p text:style-name="P1"><text:s text:c="2"/>5 &amp; 1.44 $\pm$ 0.33 &amp; 1.88 <text:s/>&amp; Class II <text:s text:c="6"/>&amp; New &amp; \\</text:p>
      <text:p text:style-name="P1">\hline</text:p>
      <text:p text:style-name="P1"><text:s text:c="2"/>\multicolumn{6}{c}{\it Previously known YSOs} \\</text:p>
      <text:p text:style-name="P1">\hline</text:p>
      <text:p text:style-name="P1"><text:s text:c="2"/>61 &amp; 0.89 $\pm$ 0.58 &amp; 1.77 &amp; Class I &amp; \object{HH 30} &amp; Circumstellar disk\\</text:p>
      <text:p text:style-name="P1"><text:s text:c="2"/>96 &amp; 38.34 $\pm$ 0.71 &amp; 37.5&amp; Class II&amp; MHO 5 <text:s text:c="9"/>&amp; Spectral type\\</text:p>
      <text:p text:style-name="P1">\hline</text:p>
      <text:p text:style-name="P1"><text:soft-page-break/>\end{tabular}</text:p>
      <text:p text:style-name="P1">\end{sidewaystable*}</text:p>
      <text:p text:style-name="P1">%_____________________________________________________________</text:p>
      <text:p text:style-name="P1">% <text:s text:c="21"/>A rotated One column Table in landscape <text:s/></text:p>
      <text:p text:style-name="P1">%-------------------------------------------------------------</text:p>
      <text:p text:style-name="P1">\begin{sidewaystable}</text:p>
      <text:p text:style-name="P1">\caption{Summary for ISOCAM sources with mid-IR excess </text:p>
      <text:p text:style-name="P1">(YSO candidates).}\label{YSOtable}</text:p>
      <text:p text:style-name="P1">\centering</text:p>
      <text:p text:style-name="P1">\begin{tabular}{crrlcl} </text:p>
      <text:p text:style-name="P1">\hline\hline <text:s text:c="12"/></text:p>
      <text:p text:style-name="P1">ISO-L1551 &amp; $F_{6.7}$~[mJy] &amp; $\alpha_{6.7-14.3}$ </text:p>
      <text:p text:style-name="P1">&amp; YSO type$^{d}$ &amp; Status &amp; Comments\\</text:p>
      <text:p text:style-name="P1">\hline</text:p>
      <text:p text:style-name="P1"><text:s text:c="2"/>\multicolumn{6}{c}{\it New YSO candidates}\\ % To combine 6 columns into a single one</text:p>
      <text:p text:style-name="P1">\hline</text:p>
      <text:p text:style-name="P1"><text:s text:c="2"/>1 &amp; 1.56 $\pm$ 0.47 &amp; -- <text:s text:c="3"/>&amp; Class II$^{c}$ &amp; New &amp; Mid\\</text:p>
      <text:p text:style-name="P1"><text:s text:c="2"/>2 &amp; 0.79: <text:s text:c="10"/>&amp; 0.97: &amp; Class II ? <text:s text:c="4"/>&amp; New &amp; \\</text:p>
      <text:p text:style-name="P1"><text:s text:c="2"/>3 &amp; 4.95 $\pm$ 0.68 &amp; 3.18 <text:s/>&amp; Class II / III &amp; New &amp; \\</text:p>
      <text:p text:style-name="P1"><text:s text:c="2"/>5 &amp; 1.44 $\pm$ 0.33 &amp; 1.88 <text:s/>&amp; Class II <text:s text:c="6"/>&amp; New &amp; \\</text:p>
      <text:p text:style-name="P1">\hline</text:p>
      <text:p text:style-name="P1"><text:s text:c="2"/>\multicolumn{6}{c}{\it Previously known YSOs} \\</text:p>
      <text:p text:style-name="P1">\hline</text:p>
      <text:p text:style-name="P1"><text:s text:c="2"/>61 &amp; 0.89 $\pm$ 0.58 &amp; 1.77 &amp; Class I &amp; \object{HH 30} &amp; Circumstellar disk\\</text:p>
      <text:p text:style-name="P1"><text:s text:c="2"/>96 &amp; 38.34 $\pm$ 0.71 &amp; 37.5&amp; Class II&amp; MHO 5 <text:s text:c="9"/>&amp; Spectral type\\</text:p>
      <text:p text:style-name="P1">\hline</text:p>
      <text:p text:style-name="P1">\end{tabular}</text:p>
      <text:p text:style-name="P1">\end{sidewaystable}</text:p>
      <text:p text:style-name="P1">%</text:p>
      <text:p text:style-name="P1">%_____________________________________________________________</text:p>
      <text:p text:style-name="P1">% <text:s text:c="29"/>Table longer than a single page <text:s/></text:p>
      <text:p text:style-name="P1">%-------------------------------------------------------------</text:p>
      <text:p text:style-name="P1">% All long tables will be placed automatically at the end of the document</text:p>
      <text:p text:style-name="P1">%</text:p>
      <text:p text:style-name="P1">\longtab{</text:p>
      <text:p text:style-name="P1">\begin{longtable}{lllrrr}</text:p>
      <text:p text:style-name="P1">\caption{\label{kstars} Sample stars with absolute magnitude}\\</text:p>
      <text:p text:style-name="P1">\hline\hline</text:p>
      <text:p text:style-name="P1">Catalogue&amp; $M_{V}$ &amp; Spectral &amp; Distance &amp; Mode &amp; Count Rate \\</text:p>
      <text:p text:style-name="P1">\hline</text:p>
      <text:p text:style-name="P1">\endfirsthead</text:p>
      <text:p text:style-name="P1">\caption{continued.}\\</text:p>
      <text:p text:style-name="P1">\hline\hline</text:p>
      <text:p text:style-name="P1">Catalogue&amp; $M_{V}$ &amp; Spectral &amp; Distance &amp; Mode &amp; Count Rate \\</text:p>
      <text:p text:style-name="P1">\hline</text:p>
      <text:p text:style-name="P1">\endhead</text:p>
      <text:p text:style-name="P1">\hline</text:p>
      <text:p text:style-name="P1">\endfoot</text:p>
      <text:p text:style-name="P1">%%</text:p>
      <text:p text:style-name="P1">Gl 33 <text:s text:c="3"/>&amp; 6.37 &amp; K2 V &amp; 7.46 &amp; S &amp; 0.043170\\</text:p>
      <text:p text:style-name="P1">Gl 66AB <text:s/>&amp; 6.26 &amp; K2 V &amp; 8.15 &amp; S &amp; 0.260478\\</text:p>
      <text:p text:style-name="P1">Gl 68 <text:s text:c="3"/>&amp; 5.87 &amp; K1 V &amp; 7.47 &amp; P &amp; 0.026610\\</text:p>
      <text:p text:style-name="P1"><text:s text:c="9"/>&amp; <text:s text:c="5"/>&amp; <text:s text:c="5"/>&amp; <text:s text:c="5"/>&amp; H &amp; 0.008686\\</text:p>
      <text:p text:style-name="P1">Gl 86 </text:p>
      <text:p text:style-name="P1">\footnote{Source not included in the HRI catalog. See Sect.~5.4.2 for details.}</text:p>
      <text:p text:style-name="P1"><text:s text:c="9"/>&amp; 5.92 &amp; K0 V &amp; 10.91&amp; S &amp; 0.058230\\</text:p>
      <text:p text:style-name="P1">\end{longtable}</text:p>
      <text:p text:style-name="P1">}</text:p>
      <text:p text:style-name="P1">%</text:p>
      <text:p text:style-name="P1">%_____________________________________________________________</text:p>
      <text:p text:style-name="P1">% <text:s text:c="29"/>Table longer than a single page</text:p>
      <text:p text:style-name="P1">% <text:s text:c="44"/>and in landscape </text:p>
      <text:p text:style-name="P1">% <text:s/>In the preamble, use: <text:s text:c="6"/>\usepackage{lscape}</text:p>
      <text:p text:style-name="P1"><text:soft-page-break/>%-------------------------------------------------------------</text:p>
      <text:p text:style-name="P1">% All long tables will be placed automatically at the end of the document</text:p>
      <text:p text:style-name="P1">%</text:p>
      <text:p text:style-name="P1">\longtab{</text:p>
      <text:p text:style-name="P1">\begin{landscape}</text:p>
      <text:p text:style-name="P1">\begin{longtable}{lllrrr}</text:p>
      <text:p text:style-name="P1">\caption{\label{kstars} Sample stars with absolute magnitude}\\</text:p>
      <text:p text:style-name="P1">\hline\hline</text:p>
      <text:p text:style-name="P1">Catalogue&amp; $M_{V}$ &amp; Spectral &amp; Distance &amp; Mode &amp; Count Rate \\</text:p>
      <text:p text:style-name="P1">\hline</text:p>
      <text:p text:style-name="P1">\endfirsthead</text:p>
      <text:p text:style-name="P1">\caption{continued.}\\</text:p>
      <text:p text:style-name="P1">\hline\hline</text:p>
      <text:p text:style-name="P1">Catalogue&amp; $M_{V}$ &amp; Spectral &amp; Distance &amp; Mode &amp; Count Rate \\</text:p>
      <text:p text:style-name="P1">\hline</text:p>
      <text:p text:style-name="P1">\endhead</text:p>
      <text:p text:style-name="P1">\hline</text:p>
      <text:p text:style-name="P1">\endfoot</text:p>
      <text:p text:style-name="P1">%%</text:p>
      <text:p text:style-name="P1">Gl 33 <text:s text:c="3"/>&amp; 6.37 &amp; K2 V &amp; 7.46 &amp; S &amp; 0.043170\\</text:p>
      <text:p text:style-name="P1">Gl 66AB <text:s/>&amp; 6.26 &amp; K2 V &amp; 8.15 &amp; S &amp; 0.260478\\</text:p>
      <text:p text:style-name="P1">Gl 68 <text:s text:c="3"/>&amp; 5.87 &amp; K1 V &amp; 7.47 &amp; P &amp; 0.026610\\</text:p>
      <text:p text:style-name="P1"><text:s text:c="9"/>&amp; <text:s text:c="5"/>&amp; <text:s text:c="5"/>&amp; <text:s text:c="5"/>&amp; H &amp; 0.008686\\</text:p>
      <text:p text:style-name="P1">Gl 86</text:p>
      <text:p text:style-name="P1">\footnote{Source not included in the HRI catalog. See Sect.~5.4.2 for details.}</text:p>
      <text:p text:style-name="P1"><text:s text:c="9"/>&amp; 5.92 &amp; K0 V &amp; 10.91&amp; S &amp; 0.058230\\</text:p>
      <text:p text:style-name="P1">\end{longtable}</text:p>
      <text:p text:style-name="P1">\end{landscape}</text:p>
      <text:p text:style-name="P1">}</text:p>
      <text:p text:style-name="P1">%</text:p>
      <text:p text:style-name="P1">% </text:p>
      <text:p text:style-name="P1">%__________________________________________________________________</text:p>
      <text:p text:style-name="P1">% <text:s text:c="7"/>Appendices have to be placed at the end, after</text:p>
      <text:p text:style-name="P1">% <text:s text:c="39"/>\end{thebibliography}</text:p>
      <text:p text:style-name="P1">%</text:p>
      <text:p text:style-name="P1">% <text:s text:c="7"/>After compilation, Appendices will be placed automatically </text:p>
      <text:p text:style-name="P1">% <text:s text:c="7"/>on a new page. </text:p>
      <text:p text:style-name="P1">%------------------------------------------------------------------</text:p>
      <text:p text:style-name="P1">\end{thebibliography}</text:p>
      <text:p text:style-name="P1"/>
      <text:p text:style-name="P1">\begin{appendix} %First <text:s/>appendix</text:p>
      <text:p text:style-name="P1">\section{Background galaxy number counts and shear noise-levels}</text:p>
      <text:p text:style-name="P1">Because the optical images used in this analysis...</text:p>
      <text:p text:style-name="P1">\begin{figure*}%f1</text:p>
      <text:p text:style-name="P1">\includegraphics[width=10.9cm]{1787f23.eps}</text:p>
      <text:p text:style-name="P1">\caption{Shown in greyscale is a...}</text:p>
      <text:p text:style-name="P1">\label{cl12301}}</text:p>
      <text:p text:style-name="P1">\end{figure*}</text:p>
      <text:p text:style-name="P1"/>
      <text:p text:style-name="P1">In this case....</text:p>
      <text:p text:style-name="P1">\begin{figure*}</text:p>
      <text:p text:style-name="P1">\centering</text:p>
      <text:p text:style-name="P1">\includegraphics[width=16.4cm,clip]{1787f24.ps}</text:p>
      <text:p text:style-name="P1">\caption{Plotted above...}</text:p>
      <text:p text:style-name="P1">\label{appfig}</text:p>
      <text:p text:style-name="P1">\end{figure*}</text:p>
      <text:p text:style-name="P1"/>
      <text:p text:style-name="P1">Because the optical images...</text:p>
      <text:p text:style-name="P1"/>
      <text:p text:style-name="P1">\section{Title of Second appendix.....} %Second appendix</text:p>
      <text:p text:style-name="P1">These studies, however, have faced...</text:p>
      <text:p text:style-name="P1">\begin{table}</text:p>
      <text:p text:style-name="P1">\caption{Complexes characterisation.}\label{starbursts}</text:p>
      <text:p text:style-name="P1">\centering</text:p>
      <text:p text:style-name="P1"><text:soft-page-break/>\begin{tabular}{lccc}</text:p>
      <text:p text:style-name="P1">\hline \hline</text:p>
      <text:p text:style-name="P1">Complex &amp; $F_{60}$ &amp; 8.6 &amp; <text:s/>No. of <text:s/>\\</text:p>
      <text:p text:style-name="P1">...</text:p>
      <text:p text:style-name="P1">\hline</text:p>
      <text:p text:style-name="P1">\end{tabular}</text:p>
      <text:p text:style-name="P1">\end{table}</text:p>
      <text:p text:style-name="P1"/>
      <text:p text:style-name="P1">The second method produces...</text:p>
      <text:p text:style-name="P1">\end{appendix}</text:p>
      <text:p text:style-name="P1">%</text:p>
      <text:p text:style-name="P1">%</text:p>
      <text:p text:style-name="P1">\end{document}</text:p>
      <text:p text:style-name="P1"/>
      <text:p text:style-name="P1">%</text:p>
      <text:p text:style-name="P1">%-------------------------------------------------------------</text:p>
      <text:p text:style-name="P1">% For the appendices, table longer than a single page</text:p>
      <text:p text:style-name="P1">% <text:s text:c="16"/>In the preamble for landscape case, use : </text:p>
      <text:p text:style-name="P1">% <text:s text:c="41"/>\usepackage{lscape}</text:p>
      <text:p text:style-name="P1">%-------------------------------------------------------------</text:p>
      <text:p text:style-name="P1">\documentclass{aa}</text:p>
      <text:p text:style-name="P1">\usepackage[varg]{txfonts}</text:p>
      <text:p text:style-name="P1">\usepackage{graphicx}</text:p>
      <text:p text:style-name="P1">\usepackage{lscape}</text:p>
      <text:p text:style-name="P1"/>
      <text:p text:style-name="P1">\begin{document}</text:p>
      <text:p text:style-name="P1">text of the paper</text:p>
      <text:p text:style-name="P1">% Table will be placed automatically at the end of the document, after the whole appendices.</text:p>
      <text:p text:style-name="P1">%For example table 3</text:p>
      <text:p text:style-name="P1">\longtab[3]{</text:p>
      <text:p text:style-name="P1">\begin{longtable}{lrcrrrrrrrrl}</text:p>
      <text:p text:style-name="P1">\caption{Line data and abundances ...}\\</text:p>
      <text:p text:style-name="P1">\hline</text:p>
      <text:p text:style-name="P1">\hline</text:p>
      <text:p text:style-name="P1">Def &amp; mol &amp; Ion &amp; $\lambda$ &amp; $\chi$ &amp; $\log gf$ &amp; N &amp; e &amp; <text:s/>rad &amp; $\delta$ &amp; $\delta$ </text:p>
      <text:p text:style-name="P1">red &amp; References \\</text:p>
      <text:p text:style-name="P1">\hline</text:p>
      <text:p text:style-name="P1">\endfirsthead</text:p>
      <text:p text:style-name="P1">\caption{continued.} \\</text:p>
      <text:p text:style-name="P1">\hline</text:p>
      <text:p text:style-name="P1">Def &amp; mol &amp; Ion &amp; $\lambda$ &amp; $\chi$ &amp; $\log gf$ &amp; B &amp; C &amp; <text:s/>rad &amp; $\delta$ &amp; $\delta$ </text:p>
      <text:p text:style-name="P1">red &amp; References \\</text:p>
      <text:p text:style-name="P1">\hline</text:p>
      <text:p text:style-name="P1">\endhead</text:p>
      <text:p text:style-name="P1">\hline</text:p>
      <text:p text:style-name="P1">\endfoot</text:p>
      <text:p text:style-name="P1">\hline</text:p>
      <text:p text:style-name="P1">\endlastfoot</text:p>
      <text:p text:style-name="P1">A &amp; CH &amp; 1 &amp;3638 &amp; 0.002 &amp; $-$2.551 &amp; <text:s/>&amp; <text:s/>&amp; <text:s/>&amp; $-$150 &amp; 150 &amp; <text:s/>Jorgensen et al. (1996) \\ <text:s text:c="19"/></text:p>
      <text:p text:style-name="P1">\end{longtable}</text:p>
      <text:p text:style-name="P1">}% End longtab</text:p>
      <text:p text:style-name="P1"/>
      <text:p text:style-name="P1">% Or for landscape, large table:</text:p>
      <text:p text:style-name="P1"/>
      <text:p text:style-name="P1">%For example table 1</text:p>
      <text:p text:style-name="P1">\longtab[1]{</text:p>
      <text:p text:style-name="P1">\begin{landscape}</text:p>
      <text:p text:style-name="P1">\begin{longtable}{lrcrrrrrrrrl}</text:p>
      <text:p text:style-name="P1">...</text:p>
      <text:p text:style-name="P1">\end{longtable}</text:p>
      <text:p text:style-name="P1"><text:soft-page-break/>\end{landscape}</text:p>
      <text:p text:style-name="P1">}% End longtab</text:p>
      <text:p text:style-name="P1"/>
      <text:p text:style-name="P1"/>
      <text:p text:style-name="P1"/>
      <text:p text:style-name="P1">%%%%% End of aa.d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6" meta:paragraph-count="893" meta:word-count="3881" meta:character-count="34238" meta:non-whitespace-character-count="26433"/>
    <meta:generator>LibreOffice/5.1.6.2$Linux_X86_64 LibreOffice_project/10m0$Build-2</meta:generator>
  </office:meta>
</office:document-meta>
</file>